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35ced0"/>
    </style:style>
    <style:style style:name="P2" style:family="paragraph" style:parent-style-name="Standard">
      <style:paragraph-properties fo:text-align="center" style:justify-single-word="false" fo:padding="0.049cm" fo:border="0.06pt solid #000000" style:shadow="#808080 0.176cm 0.176cm"/>
      <style:text-properties fo:font-style="italic" fo:font-weight="bold" officeooo:rsid="000c2796" officeooo:paragraph-rsid="000c2796" style:font-style-asian="italic" style:font-weight-asian="bold" style:font-style-complex="italic" style:font-weight-complex="bold"/>
    </style:style>
    <style:style style:name="P3" style:family="paragraph" style:parent-style-name="Standard">
      <style:text-properties style:font-name="Times New Roman" fo:font-size="12pt" fo:font-style="normal" fo:font-weight="bold" officeooo:rsid="000c2796" officeooo:paragraph-rsid="000c2796" style:font-style-asian="normal" style:font-weight-asian="bold" style:font-style-complex="normal" style:font-weight-complex="bold"/>
    </style:style>
    <style:style style:name="T1" style:family="text">
      <style:text-properties style:font-name="Times New Roman" fo:font-size="12pt"/>
    </style:style>
    <style:style style:name="T2" style:family="text">
      <style:text-properties style:font-name="Times New Roman" fo:font-size="12pt" fo:font-style="normal" style:font-style-asian="normal" style:font-style-complex="normal"/>
    </style:style>
    <style:style style:name="T3" style:family="text">
      <style:text-properties style:font-name="Times New Roman" fo:font-size="12pt" fo:font-style="normal" officeooo:rsid="000dfbcf" style:font-style-asian="normal" style:font-style-complex="normal"/>
    </style:style>
    <style:style style:name="T4" style:family="text">
      <style:text-properties style:font-name="Times New Roman" fo:font-size="12pt" fo:font-style="normal" officeooo:rsid="000c2796" style:font-style-asian="normal" style:font-style-complex="normal"/>
    </style:style>
    <style:style style:name="T5" style:family="text">
      <style:text-properties style:font-name="Times New Roman" fo:font-size="12pt" fo:font-style="normal" officeooo:rsid="0037580d" style:font-style-asian="normal" style:font-style-complex="normal"/>
    </style:style>
    <style:style style:name="T6" style:family="text">
      <style:text-properties style:font-name="Times New Roman" fo:font-size="8pt" fo:font-style="normal" style:font-size-asian="8pt" style:font-style-asian="normal" style:font-size-complex="8pt" style:font-style-complex="normal"/>
    </style:style>
    <style:style style:name="T7" style:family="text">
      <style:text-properties style:font-name="Times New Roman" fo:font-size="8pt" fo:font-style="normal" officeooo:rsid="000dfbcf" style:font-size-asian="8pt" style:font-style-asian="normal" style:font-size-complex="8pt" style:font-style-complex="normal"/>
    </style:style>
    <style:style style:name="T8" style:family="text">
      <style:text-properties style:font-name="Times New Roman" fo:font-size="8pt" fo:font-style="normal" officeooo:rsid="000fccc0" style:font-size-asian="8pt" style:font-style-asian="normal" style:font-size-complex="8pt" style:font-style-complex="normal"/>
    </style:style>
    <style:style style:name="T9" style:family="text">
      <style:text-properties style:font-name="Times New Roman" fo:font-size="8pt" fo:font-style="normal" officeooo:rsid="00108a0e" style:font-size-asian="8pt" style:font-style-asian="normal" style:font-size-complex="8pt" style:font-style-complex="normal"/>
    </style:style>
    <style:style style:name="T10" style:family="text">
      <style:text-properties style:font-name="Times New Roman" fo:font-size="10pt" fo:font-style="italic" style:text-underline-style="none" officeooo:rsid="001803a2" style:font-size-asian="10pt" style:font-style-asian="italic" style:font-size-complex="10pt" style:font-style-complex="italic"/>
    </style:style>
    <style:style style:name="T11" style:family="text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T12" style:family="text">
      <style:text-properties style:font-name="Times New Roman" fo:font-size="10pt" fo:font-style="italic" officeooo:rsid="001a231f" style:font-size-asian="10pt" style:font-style-asian="italic" style:font-size-complex="10pt" style:font-style-complex="italic"/>
    </style:style>
    <style:style style:name="T13" style:family="text">
      <style:text-properties style:font-name="Times New Roman" fo:font-size="10pt" fo:font-style="italic" officeooo:rsid="001ad2f8" style:font-size-asian="10pt" style:font-style-asian="italic" style:font-size-complex="10pt" style:font-style-complex="italic"/>
    </style:style>
    <style:style style:name="T14" style:family="text">
      <style:text-properties style:font-name="Times New Roman" fo:font-size="10pt" fo:font-style="italic" officeooo:rsid="001c5127" style:font-size-asian="10pt" style:font-style-asian="italic" style:font-size-complex="10pt" style:font-style-complex="italic"/>
    </style:style>
    <style:style style:name="T15" style:family="text">
      <style:text-properties style:font-name="Times New Roman" fo:font-size="10pt" fo:font-style="italic" officeooo:rsid="001ceedd" style:font-size-asian="10pt" style:font-style-asian="italic" style:font-size-complex="10pt" style:font-style-complex="italic"/>
    </style:style>
    <style:style style:name="T16" style:family="text">
      <style:text-properties style:font-name="Times New Roman" fo:font-size="10pt" fo:font-style="italic" officeooo:rsid="001e2f4e" style:font-size-asian="10pt" style:font-style-asian="italic" style:font-size-complex="10pt" style:font-style-complex="italic"/>
    </style:style>
    <style:style style:name="T17" style:family="text">
      <style:text-properties style:font-name="Times New Roman" fo:font-size="10pt" fo:font-style="italic" officeooo:rsid="00201e40" style:font-size-asian="10pt" style:font-style-asian="italic" style:font-size-complex="10pt" style:font-style-complex="italic"/>
    </style:style>
    <style:style style:name="T18" style:family="text">
      <style:text-properties style:font-name="Times New Roman" fo:font-size="10pt" fo:font-style="italic" officeooo:rsid="0020b420" style:font-size-asian="10pt" style:font-style-asian="italic" style:font-size-complex="10pt" style:font-style-complex="italic"/>
    </style:style>
    <style:style style:name="T19" style:family="text">
      <style:text-properties style:font-name="Times New Roman" fo:font-size="10pt" fo:font-style="italic" officeooo:rsid="002428b0" style:font-size-asian="10pt" style:font-style-asian="italic" style:font-size-complex="10pt" style:font-style-complex="italic"/>
    </style:style>
    <style:style style:name="T20" style:family="text">
      <style:text-properties style:font-name="Times New Roman" fo:font-size="10pt" fo:font-style="italic" officeooo:rsid="00248d45" style:font-size-asian="10pt" style:font-style-asian="italic" style:font-size-complex="10pt" style:font-style-complex="italic"/>
    </style:style>
    <style:style style:name="T21" style:family="text">
      <style:text-properties style:font-name="Times New Roman" fo:font-size="10pt" fo:font-style="italic" officeooo:rsid="002656dd" style:font-size-asian="10pt" style:font-style-asian="italic" style:font-size-complex="10pt" style:font-style-complex="italic"/>
    </style:style>
    <style:style style:name="T22" style:family="text">
      <style:text-properties style:font-name="Times New Roman" fo:font-size="10pt" fo:font-style="italic" officeooo:rsid="0027aad3" style:font-size-asian="10pt" style:font-style-asian="italic" style:font-size-complex="10pt" style:font-style-complex="italic"/>
    </style:style>
    <style:style style:name="T23" style:family="text">
      <style:text-properties style:font-name="Times New Roman" fo:font-size="10pt" fo:font-style="italic" officeooo:rsid="00298300" style:font-size-asian="10pt" style:font-style-asian="italic" style:font-size-complex="10pt" style:font-style-complex="italic"/>
    </style:style>
    <style:style style:name="T24" style:family="text">
      <style:text-properties style:font-name="Times New Roman" fo:font-size="10pt" fo:font-style="italic" officeooo:rsid="002c0bde" style:font-size-asian="10pt" style:font-style-asian="italic" style:font-size-complex="10pt" style:font-style-complex="italic"/>
    </style:style>
    <style:style style:name="T25" style:family="text">
      <style:text-properties style:font-name="Times New Roman" fo:font-size="10pt" fo:font-style="italic" officeooo:rsid="002d6bac" style:font-size-asian="10pt" style:font-style-asian="italic" style:font-size-complex="10pt" style:font-style-complex="italic"/>
    </style:style>
    <style:style style:name="T26" style:family="text">
      <style:text-properties style:font-name="Times New Roman" fo:font-size="10pt" fo:font-style="italic" officeooo:rsid="002ddec5" style:font-size-asian="10pt" style:font-style-asian="italic" style:font-size-complex="10pt" style:font-style-complex="italic"/>
    </style:style>
    <style:style style:name="T27" style:family="text">
      <style:text-properties style:font-name="Times New Roman" fo:font-size="10pt" fo:font-style="italic" officeooo:rsid="00312b39" style:font-size-asian="10pt" style:font-style-asian="italic" style:font-size-complex="10pt" style:font-style-complex="italic"/>
    </style:style>
    <style:style style:name="T28" style:family="text">
      <style:text-properties style:font-name="Times New Roman" fo:font-size="10pt" fo:font-style="italic" officeooo:rsid="0032ecc7" style:font-size-asian="10pt" style:font-style-asian="italic" style:font-size-complex="10pt" style:font-style-complex="italic"/>
    </style:style>
    <style:style style:name="T29" style:family="text">
      <style:text-properties style:font-name="Times New Roman" fo:font-size="10pt" fo:font-style="italic" officeooo:rsid="003386f0" style:font-size-asian="10pt" style:font-style-asian="italic" style:font-size-complex="10pt" style:font-style-complex="italic"/>
    </style:style>
    <style:style style:name="T30" style:family="text">
      <style:text-properties style:font-name="Times New Roman" fo:font-size="10pt" fo:font-style="italic" officeooo:rsid="0033f1d7" style:font-size-asian="10pt" style:font-style-asian="italic" style:font-size-complex="10pt" style:font-style-complex="italic"/>
    </style:style>
    <style:style style:name="T31" style:family="text">
      <style:text-properties style:font-name="Times New Roman" fo:font-size="10pt" fo:font-style="italic" officeooo:rsid="002e460d" style:font-size-asian="10pt" style:font-style-asian="italic" style:font-size-complex="10pt" style:font-style-complex="italic"/>
    </style:style>
    <style:style style:name="T32" style:family="text">
      <style:text-properties style:font-name="Times New Roman" fo:font-size="10pt" fo:font-style="italic" officeooo:rsid="00201e40" style:font-size-asian="8.75pt" style:font-style-asian="italic" style:font-size-complex="10pt" style:font-style-complex="italic"/>
    </style:style>
    <style:style style:name="T33" style:family="text">
      <style:text-properties style:font-name="Times New Roman" fo:font-size="10pt" fo:font-style="normal" officeooo:rsid="001803a2" style:font-size-asian="10pt" style:font-style-asian="normal" style:font-size-complex="10pt" style:font-style-complex="normal"/>
    </style:style>
    <style:style style:name="T34" style:family="text">
      <style:text-properties style:font-name="Times New Roman" fo:font-size="10pt" fo:font-style="normal" officeooo:rsid="001a231f" style:font-size-asian="10pt" style:font-style-asian="normal" style:font-size-complex="10pt" style:font-style-complex="normal"/>
    </style:style>
    <style:style style:name="T35" style:family="text">
      <style:text-properties style:font-name="Times New Roman" fo:font-size="10pt" fo:font-style="normal" officeooo:rsid="001ad2f8" style:font-size-asian="10pt" style:font-style-asian="normal" style:font-size-complex="10pt" style:font-style-complex="normal"/>
    </style:style>
    <style:style style:name="T36" style:family="text">
      <style:text-properties style:font-name="Times New Roman" fo:font-size="10pt" fo:font-style="normal" officeooo:rsid="001e2f4e" style:font-size-asian="10pt" style:font-style-asian="normal" style:font-size-complex="10pt" style:font-style-complex="normal"/>
    </style:style>
    <style:style style:name="T37" style:family="text">
      <style:text-properties style:font-name="Times New Roman" fo:font-size="10pt" fo:font-style="normal" officeooo:rsid="0021855a" style:font-size-asian="10pt" style:font-style-asian="normal" style:font-size-complex="10pt" style:font-style-complex="normal"/>
    </style:style>
    <style:style style:name="T38" style:family="text">
      <style:text-properties style:font-name="Times New Roman" fo:font-size="10pt" fo:font-style="normal" officeooo:rsid="00201e40" style:font-size-asian="10pt" style:font-style-asian="normal" style:font-size-complex="10pt" style:font-style-complex="normal"/>
    </style:style>
    <style:style style:name="T39" style:family="text">
      <style:text-properties style:font-name="Times New Roman" fo:font-size="10pt" fo:font-style="normal" officeooo:rsid="002428b0" style:font-size-asian="10pt" style:font-style-asian="normal" style:font-size-complex="10pt" style:font-style-complex="normal"/>
    </style:style>
    <style:style style:name="T40" style:family="text">
      <style:text-properties style:font-name="Times New Roman" fo:font-size="10pt" fo:font-style="normal" officeooo:rsid="00248d45" style:font-size-asian="10pt" style:font-style-asian="normal" style:font-size-complex="10pt" style:font-style-complex="normal"/>
    </style:style>
    <style:style style:name="T41" style:family="text">
      <style:text-properties style:font-name="Times New Roman" fo:font-size="10pt" fo:font-style="normal" officeooo:rsid="002656dd" style:font-size-asian="10pt" style:font-style-asian="normal" style:font-size-complex="10pt" style:font-style-complex="normal"/>
    </style:style>
    <style:style style:name="T42" style:family="text">
      <style:text-properties style:font-name="Times New Roman" fo:font-size="10pt" fo:font-style="normal" officeooo:rsid="0027aad3" style:font-size-asian="10pt" style:font-style-asian="normal" style:font-size-complex="10pt" style:font-style-complex="normal"/>
    </style:style>
    <style:style style:name="T43" style:family="text">
      <style:text-properties style:font-name="Times New Roman" fo:font-size="10pt" fo:font-style="normal" officeooo:rsid="002c0bde" style:font-size-asian="10pt" style:font-style-asian="normal" style:font-size-complex="10pt" style:font-style-complex="normal"/>
    </style:style>
    <style:style style:name="T44" style:family="text">
      <style:text-properties style:font-name="Times New Roman" fo:font-size="10pt" fo:font-style="normal" officeooo:rsid="002ddec5" style:font-size-asian="10pt" style:font-style-asian="normal" style:font-size-complex="10pt" style:font-style-complex="normal"/>
    </style:style>
    <style:style style:name="T45" style:family="text">
      <style:text-properties style:font-name="Times New Roman" fo:font-size="10pt" fo:font-style="normal" officeooo:rsid="00312b39" style:font-size-asian="10pt" style:font-style-asian="normal" style:font-size-complex="10pt" style:font-style-complex="normal"/>
    </style:style>
    <style:style style:name="T46" style:family="text">
      <style:text-properties style:font-name="Times New Roman" fo:font-size="10pt" fo:font-style="normal" officeooo:rsid="0032ecc7" style:font-size-asian="10pt" style:font-style-asian="normal" style:font-size-complex="10pt" style:font-style-complex="normal"/>
    </style:style>
    <style:style style:name="T47" style:family="text">
      <style:text-properties style:font-name="Times New Roman" fo:font-size="10pt" fo:font-style="normal" officeooo:rsid="002e460d" style:font-size-asian="10pt" style:font-style-asian="normal" style:font-size-complex="10pt" style:font-style-complex="normal"/>
    </style:style>
    <style:style style:name="T48" style:family="text">
      <style:text-properties fo:font-style="normal" style:font-style-asian="normal" style:font-style-complex="normal"/>
    </style:style>
    <style:style style:name="T49" style:family="text">
      <style:text-properties style:font-name="Times New Roman1" fo:font-size="12pt" fo:font-style="normal" officeooo:rsid="003386f0" style:font-name-asian="Times New Roman1" style:font-style-asian="normal" style:font-name-complex="Times New Roman1" style:font-style-complex="normal"/>
    </style:style>
    <style:style style:name="T50" style:family="text">
      <style:text-properties style:font-name="Times New Roman1" fo:font-size="10pt" fo:font-style="normal" officeooo:rsid="003386f0" style:font-name-asian="Times New Roman1" style:font-size-asian="10pt" style:font-style-asian="normal" style:font-name-complex="Times New Roman1" style:font-size-complex="10pt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Jean de La Fontaine, </text:span><text:span text:style-name="T2">Le savetier </text:span><text:span text:style-name="T5">et </text:span><text:span text:style-name="T2">le financier </text:span><text:span text:style-name="T1">: éloge de l’oisiveté ?</text:span></text:p>
      <text:p text:style-name="P3"/>
      <text:p text:style-name="P1"><text:span text:style-name="T2"><text:tab/>Un Savetier* chantait du matin jusqu'au soir :<text:tab/><text:tab/></text:span><text:span text:style-name="T50">■</text:span><text:span text:style-name="T49"> </text:span><text:span text:style-name="T33">savetier : </text:span><text:span text:style-name="T10">cordonnier</text:span><text:span text:style-name="T2"><text:line-break/><text:tab/><text:tab/>C'était merveilles de le voir,<text:tab/><text:tab/><text:tab/><text:tab/></text:span><text:span text:style-name="T50">■</text:span><text:span text:style-name="T49"> </text:span><text:span text:style-name="T34">ouïr : </text:span><text:span text:style-name="T12">entendre</text:span><text:span text:style-name="T2"><text:line-break/><text:tab/>Merveilles de l'ouïr*; il faisait des passages*,<text:tab/><text:tab/></text:span><text:span text:style-name="T50">■</text:span><text:span text:style-name="T49"> </text:span><text:span text:style-name="T35">passages : </text:span><text:span text:style-name="T13">roulement </text:span><text:span text:style-name="T14">de la voix</text:span><text:span text:style-name="T2"><text:line-break/><text:tab/><text:tab/>Plus content qu'aucun des Sept Sages*<text:tab/><text:tab/><text:tab/></text:span><text:span text:style-name="T15">en passant d’une note à l’autre</text:span><text:span text:style-name="T2"><text:line-break/></text:span><text:span text:style-name="T6">[</text:span><text:span text:style-name="T7">05]</text:span><text:span text:style-name="T3"><text:tab/></text:span><text:span text:style-name="T2">Son voisin au contraire, étant tout cousu d'or*,<text:tab/><text:tab/></text:span><text:span text:style-name="T50">■</text:span><text:span text:style-name="T49"> </text:span><text:span text:style-name="T36">Sept Sages : </text:span><text:span text:style-name="T16">célèbres sages grecs</text:span><text:span text:style-name="T2"><text:line-break/><text:tab/><text:tab/>Chantait peu, dormait moins encor.<text:tab/><text:tab/><text:tab/></text:span><text:span text:style-name="T50">■</text:span><text:span text:style-name="T49"> </text:span><text:span text:style-name="T37">c</text:span><text:span text:style-name="T38">ousu d’or : </text:span><text:span text:style-name="T17">on cachait </text:span><text:span text:style-name="T18">alors </text:span><text:span text:style-name="T17">des</text:span><text:span text:style-name="T2"><text:line-break/><text:tab/><text:tab/>C'était un homme de finance.<text:tab/><text:tab/><text:tab/><text:tab/><text:tab/></text:span><text:span text:style-name="T29">pièces </text:span><text:span text:style-name="T18">de </text:span><text:span text:style-name="T32">monnaie dans les </text:span><text:span text:style-name="T2"><text:line-break/><text:tab/>Si sur le point du jour, parfois il sommeillait,<text:tab/><text:tab/><text:tab/></text:span><text:span text:style-name="T29">habits.</text:span><text:span text:style-name="T2"><text:line-break/><text:tab/>Le Savetier alors en chantant l'éveillait,<text:line-break/></text:span><text:span text:style-name="T6">[</text:span><text:span text:style-name="T7">10]</text:span><text:span text:style-name="T3"><text:tab/></text:span><text:span text:style-name="T2"><text:tab/>Et le Financier se plaignait<text:line-break/><text:tab/><text:tab/>Que les soins de la Providence*<text:tab/><text:tab/><text:tab/></text:span><text:span text:style-name="T50">■</text:span><text:span text:style-name="T49"> </text:span><text:span text:style-name="T39">Providence : </text:span><text:span text:style-name="T19">volonté de Dieu</text:span><text:span text:style-name="T2"><text:line-break/><text:tab/>N'eussent pas au marché fait vendre le dormir,<text:line-break/><text:tab/><text:tab/>Comme le manger et le boire.<text:line-break/><text:tab/><text:tab/>En son hôtel* il fait venir<text:tab/><text:tab/><text:tab/><text:tab/></text:span><text:span text:style-name="T50">■</text:span><text:span text:style-name="T49"> </text:span><text:span text:style-name="T40">hôtel : </text:span><text:span text:style-name="T20">hôtel particulier, maison</text:span><text:span text:style-name="T2"><text:line-break/></text:span><text:span text:style-name="T6">[</text:span><text:span text:style-name="T7">15]</text:span><text:span text:style-name="T3"><text:tab/></text:span><text:span text:style-name="T2">Le Chanteur, et lui dit : Or çà, sire* Grégoire, <text:tab/><text:tab/></text:span><text:span text:style-name="T50">■</text:span><text:span text:style-name="T49"> </text:span><text:span text:style-name="T45">sire : </text:span><text:span text:style-name="T27">monsieur (par plaisanterie)</text:span><text:span text:style-name="T2"><text:line-break/><text:tab/>Que gagnez-vous par an ?  Par an ? Ma foi, monsieur,<text:line-break/><text:tab/><text:tab/>Dit avec un ton de rieur<text:line-break/><text:tab/>Le gaillard* Savetier, ce n'est point ma manière<text:tab/><text:tab/></text:span><text:span text:style-name="T50">■</text:span><text:span text:style-name="T49"> </text:span><text:span text:style-name="T46">gaillard : </text:span><text:span text:style-name="T28">plein de gaîté</text:span><text:span text:style-name="T2"><text:line-break/><text:tab/>De compter de la sorte ; et je n'entasse guère<text:line-break/></text:span><text:span text:style-name="T6">[</text:span><text:span text:style-name="T7">20]</text:span><text:span text:style-name="T3"><text:tab/></text:span><text:span text:style-name="T2">Un jour sur l'autre : il suffit qu'à la fin<text:line-break/><text:tab/><text:tab/>J'attrape le bout de l'année :<text:line-break/><text:tab/><text:tab/>Chaque jour amène son pain.<text:tab/><text:tab/><text:tab/><text:tab/></text:span><text:span text:style-name="T50">■</text:span><text:span text:style-name="T49"> </text:span><text:span text:style-name="T41">honnêtes : </text:span><text:span text:style-name="T21">suffisants, corrects</text:span><text:span text:style-name="T2"><text:line-break/><text:tab/>Et bien, que gagnez-vous, dites-moi, par journée ?<text:tab/><text:tab/><text:line-break/><text:tab/></text:span><text:span text:style-name="T4">T</text:span><text:span text:style-name="T2">antôt plus, tantôt moins, le mal est que toujours<text:tab/><text:tab/></text:span><text:span text:style-name="T50">■</text:span><text:span text:style-name="T49"> </text:span><text:span text:style-name="T43">c</text:span><text:span text:style-name="T42">hommer : </text:span><text:span text:style-name="T22">aujourd'hui « chômer »</text:span><text:span text:style-name="T2"><text:line-break/></text:span><text:span text:style-name="T6">[</text:span><text:span text:style-name="T7">25]</text:span><text:span text:style-name="T3"><text:tab/></text:span><text:span text:style-name="T2">(Et sans cela nos gains seraient assez honnêtes*),<text:tab/><text:tab/><text:tab/></text:span><text:span text:style-name="T11">Louis XIV avaient diminué </text:span><text:span text:style-name="T23">le</text:span><text:span text:style-name="T2"><text:line-break/><text:tab/>Le mal est que dans l'an s'entremêlent des jours<text:tab/><text:tab/><text:tab/></text:span><text:span text:style-name="T11">n</text:span><text:span text:style-name="T23">ombre de jours fériés : 17</text:span><text:span text:style-name="T2"><text:line-break/><text:tab/><text:tab/>Qu'il faut chommer*; on nous ruine en fêtes.<text:tab/><text:tab/></text:span><text:span text:style-name="T11">avaient été supprimées vers </text:span><text:span text:style-name="T2"><text:line-break/><text:tab/>L'une fait tort à l'autre ; et monsieur le Curé<text:tab/><text:tab/><text:tab/><text:tab/></text:span><text:span text:style-name="T11">1664, </text:span><text:span text:style-name="T23">il en restait 38.</text:span><text:span text:style-name="T2"><text:line-break/><text:tab/>De quelque nouveau saint charge toujours son prône*.<text:tab/></text:span><text:span text:style-name="T50">■</text:span><text:span text:style-name="T49"> </text:span><text:span text:style-name="T43">prône : </text:span><text:span text:style-name="T24">un sermon. Le prêtre</text:span><text:span text:style-name="T2"><text:line-break/></text:span><text:span text:style-name="T6">[</text:span><text:span text:style-name="T7">30]</text:span><text:span text:style-name="T3"><text:tab/></text:span><text:span text:style-name="T2">Le Financier, riant de sa naïveté,<text:tab/><text:tab/><text:tab/><text:tab/><text:tab/></text:span><text:span text:style-name="T30">annonçait p</text:span><text:span text:style-name="T25">endant la messe les</text:span><text:span text:style-name="T2"><text:line-break/><text:tab/>Lui dit : Je vous veux mettre aujourd'hui sur le trône.<text:tab/><text:tab/></text:span><text:span text:style-name="T30">jours </text:span><text:span text:style-name="T25">fériés à venir.</text:span><text:span text:style-name="T2"><text:line-break/><text:tab/>Prenez ces cent écus* : gardez-les avec soin,<text:tab/><text:tab/></text:span><text:span text:style-name="T50">■</text:span><text:span text:style-name="T49"> </text:span><text:span text:style-name="T44">écu :</text:span><text:span text:style-name="T26"> pièce de monnaie</text:span><text:span text:style-name="T2"><text:line-break/><text:tab/><text:tab/>Pour vous en servir au besoin.<text:line-break/><text:tab/>Le Savetier crut voir tout l'argent que la terre<text:line-break/></text:span><text:span text:style-name="T6">[</text:span><text:span text:style-name="T8">35</text:span><text:span text:style-name="T7">]</text:span><text:span text:style-name="T3"><text:tab/></text:span><text:span text:style-name="T2"><text:tab/>Avait, depuis plus de cent ans<text:line-break/><text:tab/><text:tab/>Produit pour l'usage des gens.<text:line-break/><text:tab/>Il retourne chez lui ; dans sa cave il enserre<text:line-break/><text:tab/><text:tab/>L'argent et sa joie à la fois.<text:line-break/><text:tab/><text:tab/>Plus de chant ; il perdit la voix<text:line-break/></text:span><text:span text:style-name="T6">[</text:span><text:span text:style-name="T9">40</text:span><text:span text:style-name="T7">]</text:span><text:span text:style-name="T3"><text:tab/></text:span><text:span text:style-name="T2">Du moment qu'il gagna ce qui cause nos peines.<text:line-break/><text:tab/><text:tab/>Le sommeil quitta son logis,<text:line-break/><text:tab/><text:tab/>Il eut pour hôte les soucis,<text:line-break/><text:tab/><text:tab/>Les soupçons, les alarmes vaines.<text:line-break/><text:tab/>Tout le jour il avait l'</text:span><text:span text:style-name="Emphasis"><text:span text:style-name="T2">œ</text:span></text:span><text:span text:style-name="T2">il au guet*; et la nuit,<text:tab/><text:tab/><text:tab/></text:span><text:span text:style-name="T50">■ </text:span><text:span text:style-name="T47">au guet :</text:span><text:span text:style-name="T31"> en train de guetter</text:span><text:span text:style-name="T2"><text:line-break/></text:span><text:span text:style-name="T6">[</text:span><text:span text:style-name="T9">4</text:span><text:span text:style-name="T7">5]</text:span><text:span text:style-name="T3"><text:tab/></text:span><text:span text:style-name="T2"><text:tab/>Si quelque chat faisait du bruit,<text:line-break/><text:tab/>Le chat prenait l'argent : à la fin le pauvre homme<text:line-break/><text:tab/>S'en courut chez celui qu'il ne réveillait plus.<text:line-break/><text:tab/>Rendez-moi, lui dit-il, mes chansons et mon somme,<text:line-break/><text:tab/><text:tab/>Et reprenez vos cent écus.</text:span><text:span text:style-name="T48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5T16:55:44.212000000</meta:creation-date>
    <dc:date>2020-06-26T16:44:10.819000000</dc:date>
    <meta:editing-duration>PT28M43S</meta:editing-duration>
    <meta:editing-cycles>39</meta:editing-cycles>
    <meta:generator>LibreOffice/6.1.6.3$Windows_X86_64 LibreOffice_project/5896ab1714085361c45cf540f76f60673dd96a72</meta:generator>
    <meta:print-date>2020-06-25T17:22:57.922000000</meta:print-date>
    <meta:document-statistic meta:table-count="0" meta:image-count="0" meta:object-count="0" meta:page-count="1" meta:paragraph-count="2" meta:word-count="517" meta:character-count="2895" meta:non-whitespace-character-count="2268"/>
  </office:meta>
</office:document-meta>
</file>